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betaling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 20 UC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opretter en betaling for en given kursist.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Nil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Der skal være oprettet en faktura for den givne kursist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Admin ønsker at oprette en betaling til en given kursist og er på denne kursists side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admin trykker på ”indsæt<text:s/>ny linje”</text:p>
              </text:list-item>
              <text:list-item>
                <text:p text:style-name="P66">admin udfylder fakturaen med betalingstekst, beløb og forfaldsdato</text:p>
              </text:list-item>
              <text:list-item>
                <text:p text:style-name="P67">admin trykker gem</text:p>
              </text:list-item>
              <text:list-item>
                <text:p text:style-name="P68">betalingen er oprettet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<text:s text:c="7"/>3a. hvis fakturaen er udfyldt ukorrekt sendes admin tilbage til punkt 2 i normal<text:s/>flow</text:p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admin har oprettet en betaling og denne er gemt til den ønskede faktura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Allan Søndergaard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</dc:creator>
    <meta:creation-date>2017-10-29T15:10:00Z</meta:creation-date>
    <dc:date>2017-10-29T17:50:00Z</dc:date>
    <meta:template xlink:href="Normal" xlink:type="simple"/>
    <meta:editing-cycles>7</meta:editing-cycles>
    <meta:editing-duration>PT300S</meta:editing-duration>
    <meta:document-statistic meta:page-count="1" meta:paragraph-count="1" meta:word-count="114" meta:character-count="814" meta:row-count="5" meta:non-whitespace-character-count="701"/>
  </office:meta>
</office:document-meta>
</file>